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374in"/>
    </style:style>
    <style:style style:name="co2" style:family="table-column">
      <style:table-column-properties fo:break-before="auto" style:column-width="1.1984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9575in"/>
    </style:style>
    <style:style style:name="co5" style:family="table-column">
      <style:table-column-properties fo:break-before="auto" style:column-width="1.3217in"/>
    </style:style>
    <style:style style:name="co6" style:family="table-column">
      <style:table-column-properties fo:break-before="auto" style:column-width="1.5362in"/>
    </style:style>
    <style:style style:name="co7" style:family="table-column">
      <style:table-column-properties fo:break-before="auto" style:column-width="1.5689in"/>
    </style:style>
    <style:style style:name="co8" style:family="table-column">
      <style:table-column-properties fo:break-before="auto" style:column-width="1.5575in"/>
    </style:style>
    <style:style style:name="co9" style:family="table-column">
      <style:table-column-properties fo:break-before="auto" style:column-width="1.2043in"/>
    </style:style>
    <style:style style:name="co10" style:family="table-column">
      <style:table-column-properties fo:break-before="auto" style:column-width="1.129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aram_size_all_models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2" table:default-cell-style-name="ce2"/>
        <table:table-column table:style-name="co11" table:number-columns-repeated="1011" table:default-cell-style-name="ce2"/>
        <table:table-row table:style-name="ro1">
          <table:table-cell office:value-type="string" calcext:value-type="string">
            <text:p>Model</text:p>
          </table:table-cell>
          <table:table-cell table:style-name="ce1" office:value-type="string" calcext:value-type="string">
            <text:p>in/out_3x244x244 (MB)</text:p>
          </table:table-cell>
          <table:table-cell table:style-name="ce1" office:value-type="string" calcext:value-type="string">
            <text:p>in/out_3x224x448</text:p>
          </table:table-cell>
          <table:table-cell table:style-name="ce1" office:value-type="string" calcext:value-type="string">
            <text:p>in/out_3x448x448 (MB)</text:p>
          </table:table-cell>
          <table:table-cell table:style-name="ce1" office:value-type="string" calcext:value-type="string">
            <text:p>Parameters #</text:p>
          </table:table-cell>
          <table:table-cell table:style-name="ce1" office:value-type="string" calcext:value-type="string">
            <text:p>Parameter size MB</text:p>
          </table:table-cell>
          <table:table-cell table:style-name="ce1" office:value-type="string" calcext:value-type="string">
            <text:p>Total for 224x224 (MB)</text:p>
          </table:table-cell>
          <table:table-cell table:style-name="ce1" office:value-type="string" calcext:value-type="string">
            <text:p>\alpha</text:p>
          </table:table-cell>
          <table:table-cell table:style-name="ce1" office:value-type="string" calcext:value-type="string">
            <text:p>batch size 1024 GB</text:p>
          </table:table-cell>
          <table:table-cell table:style-name="ce1" office:value-type="string" calcext:value-type="string">
            <text:p>batch size 256GB</text:p>
          </table:table-cell>
          <table:table-cell table:style-name="ce1" office:value-type="string" calcext:value-type="string">
            <text:p>batch size 128GB</text:p>
          </table:table-cell>
          <table:table-cell table:style-name="ce1" office:value-type="string" calcext:value-type="string">
            <text:p>batch size 64 GB</text:p>
          </table:table-cell>
          <table:table-cell table:style-name="ce1" office:value-type="string" calcext:value-type="string">
            <text:p>batch size 32 GB</text:p>
          </table:table-cell>
          <table:table-cell table:style-name="ce1" office:value-type="string" calcext:value-type="string">
            <text:p>batch size 8 GB</text:p>
          </table:table-cell>
          <table:table-cell table:style-name="ce1" office:value-type="string" calcext:value-type="string">
            <text:p>batch size 1 GB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alexnet</text:p>
          </table:table-cell>
          <table:table-cell office:value-type="float" office:value="4.19" calcext:value-type="float">
            <text:p>4.19</text:p>
          </table:table-cell>
          <table:table-cell office:value-type="float" office:value="8.4" calcext:value-type="float">
            <text:p>8.4</text:p>
          </table:table-cell>
          <table:table-cell office:value-type="float" office:value="17.02" calcext:value-type="float">
            <text:p>17.02</text:p>
          </table:table-cell>
          <table:table-cell office:value-type="float" office:value="61100840" calcext:value-type="float">
            <text:p>61100840</text:p>
          </table:table-cell>
          <table:table-cell office:value-type="float" office:value="233.08" calcext:value-type="float">
            <text:p>233.08</text:p>
          </table:table-cell>
          <table:table-cell office:value-type="float" office:value="237.27" calcext:value-type="float">
            <text:p>237.27</text:p>
          </table:table-cell>
          <table:table-cell table:formula="of:=[.B2]/224/224/2" office:value-type="float" office:value="0.0000417530293367347" calcext:value-type="float">
            <text:p>4.17530293367347E-05</text:p>
          </table:table-cell>
          <table:table-cell office:value-type="float" office:value="4.42" calcext:value-type="float">
            <text:p>4.42</text:p>
          </table:table-cell>
          <table:table-cell table:style-name="ce3" table:formula="of:=(256*[.B2]+[.F2])/1024" office:value-type="float" office:value="1.2751171875" calcext:value-type="float">
            <text:p>1.28</text:p>
          </table:table-cell>
          <table:table-cell table:style-name="ce3" table:formula="of:=(128*[.B2]+[.F2])/1024" office:value-type="float" office:value="0.7513671875" calcext:value-type="float">
            <text:p>0.75</text:p>
          </table:table-cell>
          <table:table-cell office:value-type="float" office:value="0.49" calcext:value-type="float">
            <text:p>0.49</text:p>
          </table:table-cell>
          <table:table-cell office:value-type="float" office:value="0.36" calcext:value-type="float">
            <text:p>0.36</text:p>
          </table:table-cell>
          <table:table-cell office:value-type="float" office:value="0.26" calcext:value-type="float">
            <text:p>0.26</text:p>
          </table:table-cell>
          <table:table-cell office:value-type="float" office:value="0.23" calcext:value-type="float">
            <text:p>0.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vgg16</text:p>
          </table:table-cell>
          <table:table-cell office:value-type="float" office:value="109.39" calcext:value-type="float">
            <text:p>109.39</text:p>
          </table:table-cell>
          <table:table-cell office:value-type="float" office:value="218.59" calcext:value-type="float">
            <text:p>218.59</text:p>
          </table:table-cell>
          <table:table-cell office:value-type="float" office:value="436.98" calcext:value-type="float">
            <text:p>436.98</text:p>
          </table:table-cell>
          <table:table-cell office:value-type="float" office:value="138357544" calcext:value-type="float">
            <text:p>138357544</text:p>
          </table:table-cell>
          <table:table-cell office:value-type="float" office:value="527.79" calcext:value-type="float">
            <text:p>527.79</text:p>
          </table:table-cell>
          <table:table-cell office:value-type="float" office:value="637.18" calcext:value-type="float">
            <text:p>637.18</text:p>
          </table:table-cell>
          <table:table-cell table:formula="of:=[.B3]/224/224/2" office:value-type="float" office:value="0.00109006297831633" calcext:value-type="float">
            <text:p>0.001090062978316</text:p>
          </table:table-cell>
          <table:table-cell office:value-type="float" office:value="109.91" calcext:value-type="float">
            <text:p>109.91</text:p>
          </table:table-cell>
          <table:table-cell table:style-name="ce3" table:formula="of:=(256*[.B3]+[.F3])/1024" office:value-type="float" office:value="27.862919921875" calcext:value-type="float">
            <text:p>27.86</text:p>
          </table:table-cell>
          <table:table-cell table:style-name="ce3" table:formula="of:=(128*[.B3]+[.F3])/1024" office:value-type="float" office:value="14.189169921875" calcext:value-type="float">
            <text:p>14.19</text:p>
          </table:table-cell>
          <table:table-cell office:value-type="float" office:value="7.35" calcext:value-type="float">
            <text:p>7.35</text:p>
          </table:table-cell>
          <table:table-cell office:value-type="float" office:value="3.93" calcext:value-type="float">
            <text:p>3.93</text:p>
          </table:table-cell>
          <table:table-cell office:value-type="float" office:value="1.37" calcext:value-type="float">
            <text:p>1.37</text:p>
          </table:table-cell>
          <table:table-cell office:value-type="float" office:value="0.62" calcext:value-type="float">
            <text:p>0.6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snet50</text:p>
          </table:table-cell>
          <table:table-cell office:value-type="float" office:value="109.69" calcext:value-type="float">
            <text:p>109.69</text:p>
          </table:table-cell>
          <table:table-cell office:value-type="float" office:value="219.36" calcext:value-type="float">
            <text:p>219.36</text:p>
          </table:table-cell>
          <table:table-cell office:value-type="float" office:value="438.71" calcext:value-type="float">
            <text:p>438.71</text:p>
          </table:table-cell>
          <table:table-cell office:value-type="float" office:value="25557032" calcext:value-type="float">
            <text:p>25557032</text:p>
          </table:table-cell>
          <table:table-cell table:style-name="ce3" table:formula="of:=[.E4]*4/1024/1024" office:value-type="float" office:value="97.4923400878906" calcext:value-type="float">
            <text:p>97.49</text:p>
          </table:table-cell>
          <table:table-cell table:style-name="ce3" table:formula="of:=[.F4]+[.B4]" office:value-type="float" office:value="207.182340087891" calcext:value-type="float">
            <text:p>207.18</text:p>
          </table:table-cell>
          <table:table-cell table:formula="of:=[.B4]/224/224/2" office:value-type="float" office:value="0.00109305245535714" calcext:value-type="float">
            <text:p>0.001093052455357</text:p>
          </table:table-cell>
          <table:table-cell table:style-name="ce3" table:formula="of:=(1024*[.B4]+[.F4])/1024" office:value-type="float" office:value="109.785207363367" calcext:value-type="float">
            <text:p>109.79</text:p>
          </table:table-cell>
          <table:table-cell table:style-name="ce3" table:formula="of:=(256*[.B4]+[.F4])/1024" office:value-type="float" office:value="27.5177073633671" calcext:value-type="float">
            <text:p>27.52</text:p>
          </table:table-cell>
          <table:table-cell table:style-name="ce3" table:formula="of:=(128*[.B4]+[.F4])/1024" office:value-type="float" office:value="13.8064573633671" calcext:value-type="float">
            <text:p>13.81</text:p>
          </table:table-cell>
          <table:table-cell table:style-name="ce3" table:formula="of:=(64*[.B4]+[.F4])/1024" office:value-type="float" office:value="6.95083236336708" calcext:value-type="float">
            <text:p>6.95</text:p>
          </table:table-cell>
          <table:table-cell table:style-name="ce3" table:formula="of:=(32*[.B4]+[.F4])/1024" office:value-type="float" office:value="3.52301986336708" calcext:value-type="float">
            <text:p>3.52</text:p>
          </table:table-cell>
          <table:table-cell table:style-name="ce3" table:formula="of:=(8*[.B4]+[.F4])/1024" office:value-type="float" office:value="0.952160488367081" calcext:value-type="float">
            <text:p>0.95</text:p>
          </table:table-cell>
          <table:table-cell table:style-name="ce3" table:formula="of:=(1*[.B4]+[.F4])/1024" office:value-type="float" office:value="0.202326503992081" calcext:value-type="float">
            <text:p>0.2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esnet152</text:p>
          </table:table-cell>
          <table:table-cell office:value-type="float" office:value="226.06" calcext:value-type="float">
            <text:p>226.06</text:p>
          </table:table-cell>
          <table:table-cell office:value-type="float" office:value="452.11" calcext:value-type="float">
            <text:p>452.11</text:p>
          </table:table-cell>
          <table:table-cell office:value-type="float" office:value="904.21" calcext:value-type="float">
            <text:p>904.21</text:p>
          </table:table-cell>
          <table:table-cell office:value-type="float" office:value="60192808" calcext:value-type="float">
            <text:p>60192808</text:p>
          </table:table-cell>
          <table:table-cell office:value-type="float" office:value="229.62" calcext:value-type="float">
            <text:p>229.62</text:p>
          </table:table-cell>
          <table:table-cell office:value-type="float" office:value="455.68" calcext:value-type="float">
            <text:p>455.68</text:p>
          </table:table-cell>
          <table:table-cell table:formula="of:=[.B5]/224/224/2" office:value-type="float" office:value="0.0022526705994898" calcext:value-type="float">
            <text:p>0.00225267059949</text:p>
          </table:table-cell>
          <table:table-cell office:value-type="float" office:value="226.28" calcext:value-type="float">
            <text:p>226.28</text:p>
          </table:table-cell>
          <table:table-cell table:style-name="ce3" table:formula="of:=(256*[.B5]+[.F5])/1024" office:value-type="float" office:value="56.73923828125" calcext:value-type="float">
            <text:p>56.74</text:p>
          </table:table-cell>
          <table:table-cell table:style-name="ce3" table:formula="of:=(128*[.B5]+[.F5])/1024" office:value-type="float" office:value="28.48173828125" calcext:value-type="float">
            <text:p>28.48</text:p>
          </table:table-cell>
          <table:table-cell office:value-type="float" office:value="14.35" calcext:value-type="float">
            <text:p>14.35</text:p>
          </table:table-cell>
          <table:table-cell office:value-type="float" office:value="7.29" calcext:value-type="float">
            <text:p>7.29</text:p>
          </table:table-cell>
          <table:table-cell office:value-type="float" office:value="1.99" calcext:value-type="float">
            <text:p>1.99</text:p>
          </table:table-cell>
          <table:table-cell office:value-type="float" office:value="0.44" calcext:value-type="float">
            <text:p>0.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nception_v3</text:p>
          </table:table-cell>
          <table:table-cell office:value-type="float" office:value="36.65" calcext:value-type="float">
            <text:p>36.65</text:p>
          </table:table-cell>
          <table:table-cell office:value-type="float" office:value="76.96" calcext:value-type="float">
            <text:p>76.96</text:p>
          </table:table-cell>
          <table:table-cell office:value-type="float" office:value="161.87" calcext:value-type="float">
            <text:p>161.87</text:p>
          </table:table-cell>
          <table:table-cell office:value-type="float" office:value="23834568" calcext:value-type="float">
            <text:p>23834568</text:p>
          </table:table-cell>
          <table:table-cell table:style-name="ce3" table:formula="of:=[.E6]*4/1024/1024" office:value-type="float" office:value="90.9216613769531" calcext:value-type="float">
            <text:p>90.92</text:p>
          </table:table-cell>
          <table:table-cell table:style-name="ce3" table:formula="of:=[.F6]+[.B6]" office:value-type="float" office:value="127.571661376953" calcext:value-type="float">
            <text:p>127.57</text:p>
          </table:table-cell>
          <table:table-cell table:formula="of:=[.B6]/224/224/2" office:value-type="float" office:value="0.000365214445153061" calcext:value-type="float">
            <text:p>0.000365214445153</text:p>
          </table:table-cell>
          <table:table-cell table:style-name="ce3" table:formula="of:=(1024*[.B6]+[.F6])/1024" office:value-type="float" office:value="36.7387906849384" calcext:value-type="float">
            <text:p>36.74</text:p>
          </table:table-cell>
          <table:table-cell table:style-name="ce3" table:formula="of:=(256*[.B6]+[.F6])/1024" office:value-type="float" office:value="9.25129068493843" calcext:value-type="float">
            <text:p>9.25</text:p>
          </table:table-cell>
          <table:table-cell table:style-name="ce3" table:formula="of:=(128*[.B6]+[.F6])/1024" office:value-type="float" office:value="4.67004068493843" calcext:value-type="float">
            <text:p>4.67</text:p>
          </table:table-cell>
          <table:table-cell table:style-name="ce3" table:formula="of:=(64*[.B6]+[.F6])/1024" office:value-type="float" office:value="2.37941568493843" calcext:value-type="float">
            <text:p>2.38</text:p>
          </table:table-cell>
          <table:table-cell table:style-name="ce3" table:formula="of:=(32*[.B6]+[.F6])/1024" office:value-type="float" office:value="1.23410318493843" calcext:value-type="float">
            <text:p>1.23</text:p>
          </table:table-cell>
          <table:table-cell table:style-name="ce3" table:formula="of:=(8*[.B6]+[.F6])/1024" office:value-type="float" office:value="0.375118809938431" calcext:value-type="float">
            <text:p>0.38</text:p>
          </table:table-cell>
          <table:table-cell table:style-name="ce3" table:formula="of:=(1*[.B6]+[.F6])/1024" office:value-type="float" office:value="0.124581700563431" calcext:value-type="float">
            <text:p>0.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nsenet201</text:p>
          </table:table-cell>
          <table:table-cell office:value-type="float" office:value="219.59" calcext:value-type="float">
            <text:p>219.59</text:p>
          </table:table-cell>
          <table:table-cell office:value-type="float" office:value="439.19" calcext:value-type="float">
            <text:p>439.19</text:p>
          </table:table-cell>
          <table:table-cell office:value-type="float" office:value="878.37" calcext:value-type="float">
            <text:p>878.37</text:p>
          </table:table-cell>
          <table:table-cell office:value-type="float" office:value="20013928" calcext:value-type="float">
            <text:p>20013928</text:p>
          </table:table-cell>
          <table:table-cell office:value-type="float" office:value="76.35" calcext:value-type="float">
            <text:p>76.35</text:p>
          </table:table-cell>
          <table:table-cell office:value-type="float" office:value="295.94" calcext:value-type="float">
            <text:p>295.94</text:p>
          </table:table-cell>
          <table:table-cell table:formula="of:=[.B7]/224/224/2" office:value-type="float" office:value="0.00218819754464286" calcext:value-type="float">
            <text:p>0.002188197544643</text:p>
          </table:table-cell>
          <table:table-cell office:value-type="float" office:value="219.66" calcext:value-type="float">
            <text:p>219.66</text:p>
          </table:table-cell>
          <table:table-cell table:style-name="ce3" table:formula="of:=(256*[.B7]+[.F7])/1024" office:value-type="float" office:value="54.972060546875" calcext:value-type="float">
            <text:p>54.97</text:p>
          </table:table-cell>
          <table:table-cell table:style-name="ce3" table:formula="of:=(128*[.B7]+[.F7])/1024" office:value-type="float" office:value="27.523310546875" calcext:value-type="float">
            <text:p>27.52</text:p>
          </table:table-cell>
          <table:table-cell office:value-type="float" office:value="13.8" calcext:value-type="float">
            <text:p>13.8</text:p>
          </table:table-cell>
          <table:table-cell office:value-type="float" office:value="6.94" calcext:value-type="float">
            <text:p>6.94</text:p>
          </table:table-cell>
          <table:table-cell office:value-type="float" office:value="1.79" calcext:value-type="float">
            <text:p>1.79</text:p>
          </table:table-cell>
          <table:table-cell office:value-type="float" office:value="0.29" calcext:value-type="float">
            <text:p>0.2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bilenet_v2</text:p>
          </table:table-cell>
          <table:table-cell office:value-type="float" office:value="74.25" calcext:value-type="float">
            <text:p>74.25</text:p>
          </table:table-cell>
          <table:table-cell office:value-type="float" office:value="148.49" calcext:value-type="float">
            <text:p>148.49</text:p>
          </table:table-cell>
          <table:table-cell office:value-type="float" office:value="296.98" calcext:value-type="float">
            <text:p>296.98</text:p>
          </table:table-cell>
          <table:table-cell office:value-type="float" office:value="3504872" calcext:value-type="float">
            <text:p>3504872</text:p>
          </table:table-cell>
          <table:table-cell office:value-type="float" office:value="13.37" calcext:value-type="float">
            <text:p>13.37</text:p>
          </table:table-cell>
          <table:table-cell office:value-type="float" office:value="87.62" calcext:value-type="float">
            <text:p>87.62</text:p>
          </table:table-cell>
          <table:table-cell table:formula="of:=[.B8]/224/224/2" office:value-type="float" office:value="0.000739895567602041" calcext:value-type="float">
            <text:p>0.000739895567602</text:p>
          </table:table-cell>
          <table:table-cell office:value-type="float" office:value="74.26" calcext:value-type="float">
            <text:p>74.26</text:p>
          </table:table-cell>
          <table:table-cell table:style-name="ce3" table:formula="of:=(256*[.B8]+[.F8])/1024" office:value-type="float" office:value="18.575556640625" calcext:value-type="float">
            <text:p>18.58</text:p>
          </table:table-cell>
          <table:table-cell table:style-name="ce3" table:formula="of:=(128*[.B8]+[.F8])/1024" office:value-type="float" office:value="9.294306640625" calcext:value-type="float">
            <text:p>9.29</text:p>
          </table:table-cell>
          <table:table-cell office:value-type="float" office:value="4.65" calcext:value-type="float">
            <text:p>4.65</text:p>
          </table:table-cell>
          <table:table-cell office:value-type="float" office:value="2.33" calcext:value-type="float">
            <text:p>2.33</text:p>
          </table:table-cell>
          <table:table-cell office:value-type="float" office:value="0.59" calcext:value-type="float">
            <text:p>0.59</text:p>
          </table:table-cell>
          <table:table-cell office:value-type="float" office:value="0.09" calcext:value-type="float">
            <text:p>0.0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ufflenet_v2_x1_0</text:p>
          </table:table-cell>
          <table:table-cell office:value-type="float" office:value="20.85" calcext:value-type="float">
            <text:p>20.85</text:p>
          </table:table-cell>
          <table:table-cell office:value-type="float" office:value="41.69" calcext:value-type="float">
            <text:p>41.69</text:p>
          </table:table-cell>
          <table:table-cell office:value-type="float" office:value="83.37" calcext:value-type="float">
            <text:p>83.37</text:p>
          </table:table-cell>
          <table:table-cell office:value-type="float" office:value="2278604" calcext:value-type="float">
            <text:p>2278604</text:p>
          </table:table-cell>
          <table:table-cell office:value-type="float" office:value="8.69" calcext:value-type="float">
            <text:p>8.69</text:p>
          </table:table-cell>
          <table:table-cell office:value-type="float" office:value="29.54" calcext:value-type="float">
            <text:p>29.54</text:p>
          </table:table-cell>
          <table:table-cell table:formula="of:=[.B9]/224/224/2" office:value-type="float" office:value="0.000207768654336735" calcext:value-type="float">
            <text:p>0.000207768654337</text:p>
          </table:table-cell>
          <table:table-cell office:value-type="float" office:value="20.86" calcext:value-type="float">
            <text:p>20.86</text:p>
          </table:table-cell>
          <table:table-cell table:style-name="ce3" table:formula="of:=(256*[.B9]+[.F9])/1024" office:value-type="float" office:value="5.220986328125" calcext:value-type="float">
            <text:p>5.22</text:p>
          </table:table-cell>
          <table:table-cell table:style-name="ce3" table:formula="of:=(128*[.B9]+[.F9])/1024" office:value-type="float" office:value="2.614736328125" calcext:value-type="float">
            <text:p>2.61</text:p>
          </table:table-cell>
          <table:table-cell office:value-type="float" office:value="1.31" calcext:value-type="float">
            <text:p>1.31</text:p>
          </table:table-cell>
          <table:table-cell office:value-type="float" office:value="0.66" calcext:value-type="float">
            <text:p>0.66</text:p>
          </table:table-cell>
          <table:table-cell office:value-type="float" office:value="0.17" calcext:value-type="float">
            <text:p>0.17</text:p>
          </table:table-cell>
          <table:table-cell office:value-type="float" office:value="0.03" calcext:value-type="float">
            <text:p>0.0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queezenet1_0</text:p>
          </table:table-cell>
          <table:table-cell office:value-type="float" office:value="35.6" calcext:value-type="float">
            <text:p>35.6</text:p>
          </table:table-cell>
          <table:table-cell office:value-type="float" office:value="72.55" calcext:value-type="float">
            <text:p>72.55</text:p>
          </table:table-cell>
          <table:table-cell office:value-type="float" office:value="147.83" calcext:value-type="float">
            <text:p>147.83</text:p>
          </table:table-cell>
          <table:table-cell office:value-type="float" office:value="1248424" calcext:value-type="float">
            <text:p>1248424</text:p>
          </table:table-cell>
          <table:table-cell office:value-type="float" office:value="4.76" calcext:value-type="float">
            <text:p>4.76</text:p>
          </table:table-cell>
          <table:table-cell office:value-type="float" office:value="40.36" calcext:value-type="float">
            <text:p>40.36</text:p>
          </table:table-cell>
          <table:table-cell table:formula="of:=[.B10]/224/224/2" office:value-type="float" office:value="0.000354751275510204" calcext:value-type="float">
            <text:p>0.00035475127551</text:p>
          </table:table-cell>
          <table:table-cell office:value-type="float" office:value="35.6" calcext:value-type="float">
            <text:p>35.6</text:p>
          </table:table-cell>
          <table:table-cell table:style-name="ce3" table:formula="of:=(256*[.B10]+[.F10])/1024" office:value-type="float" office:value="8.9046484375" calcext:value-type="float">
            <text:p>8.90</text:p>
          </table:table-cell>
          <table:table-cell table:style-name="ce3" table:formula="of:=(128*[.B10]+[.F10])/1024" office:value-type="float" office:value="4.4546484375" calcext:value-type="float">
            <text:p>4.45</text:p>
          </table:table-cell>
          <table:table-cell office:value-type="float" office:value="2.23" calcext:value-type="float">
            <text:p>2.23</text:p>
          </table:table-cell>
          <table:table-cell office:value-type="float" office:value="1.12" calcext:value-type="float">
            <text:p>1.12</text:p>
          </table:table-cell>
          <table:table-cell office:value-type="float" office:value="0.28" calcext:value-type="float">
            <text:p>0.28</text:p>
          </table:table-cell>
          <table:table-cell office:value-type="float" office:value="0.04" calcext:value-type="float">
            <text:p>0.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eplabv3_resnet50</text:p>
          </table:table-cell>
          <table:table-cell office:value-type="float" office:value="265.81" calcext:value-type="float">
            <text:p>265.81</text:p>
          </table:table-cell>
          <table:table-cell office:value-type="float" office:value="531.61" calcext:value-type="float">
            <text:p>531.61</text:p>
          </table:table-cell>
          <table:table-cell office:value-type="float" office:value="1063.2" calcext:value-type="float">
            <text:p>1063.2</text:p>
          </table:table-cell>
          <table:table-cell office:value-type="float" office:value="42004074" calcext:value-type="float">
            <text:p>42004074</text:p>
          </table:table-cell>
          <table:table-cell office:value-type="float" office:value="160.23" calcext:value-type="float">
            <text:p>160.23</text:p>
          </table:table-cell>
          <table:table-cell office:value-type="float" office:value="426.04" calcext:value-type="float">
            <text:p>426.04</text:p>
          </table:table-cell>
          <table:table-cell table:formula="of:=[.B11]/224/224/2" office:value-type="float" office:value="0.00264877630739796" calcext:value-type="float">
            <text:p>0.002648776307398</text:p>
          </table:table-cell>
          <table:table-cell office:value-type="float" office:value="265.97" calcext:value-type="float">
            <text:p>265.97</text:p>
          </table:table-cell>
          <table:table-cell table:style-name="ce3" table:formula="of:=(256*[.B11]+[.F11])/1024" office:value-type="float" office:value="66.608974609375" calcext:value-type="float">
            <text:p>66.61</text:p>
          </table:table-cell>
          <table:table-cell table:style-name="ce3" table:formula="of:=(128*[.B11]+[.F11])/1024" office:value-type="float" office:value="33.382724609375" calcext:value-type="float">
            <text:p>33.38</text:p>
          </table:table-cell>
          <table:table-cell office:value-type="float" office:value="16.77" calcext:value-type="float">
            <text:p>16.77</text:p>
          </table:table-cell>
          <table:table-cell office:value-type="float" office:value="8.46" calcext:value-type="float">
            <text:p>8.46</text:p>
          </table:table-cell>
          <table:table-cell office:value-type="float" office:value="2.23" calcext:value-type="float">
            <text:p>2.23</text:p>
          </table:table-cell>
          <table:table-cell office:value-type="float" office:value="0.42" calcext:value-type="float">
            <text:p>0.4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eplabv3_resnet101</text:p>
          </table:table-cell>
          <table:table-cell office:value-type="float" office:value="474.06" calcext:value-type="float">
            <text:p>474.06</text:p>
          </table:table-cell>
          <table:table-cell office:value-type="float" office:value="948.11" calcext:value-type="float">
            <text:p>948.11</text:p>
          </table:table-cell>
          <table:table-cell office:value-type="float" office:value="1896.2" calcext:value-type="float">
            <text:p>1896.2</text:p>
          </table:table-cell>
          <table:table-cell office:value-type="float" office:value="60996202" calcext:value-type="float">
            <text:p>60996202</text:p>
          </table:table-cell>
          <table:table-cell office:value-type="float" office:value="232.68" calcext:value-type="float">
            <text:p>232.68</text:p>
          </table:table-cell>
          <table:table-cell office:value-type="float" office:value="706.74" calcext:value-type="float">
            <text:p>706.74</text:p>
          </table:table-cell>
          <table:table-cell table:formula="of:=[.B12]/224/224/2" office:value-type="float" office:value="0.00472397161989796" calcext:value-type="float">
            <text:p>0.004723971619898</text:p>
          </table:table-cell>
          <table:table-cell office:value-type="float" office:value="474.29" calcext:value-type="float">
            <text:p>474.29</text:p>
          </table:table-cell>
          <table:table-cell table:style-name="ce3" table:formula="of:=(256*[.B12]+[.F12])/1024" office:value-type="float" office:value="118.7422265625" calcext:value-type="float">
            <text:p>118.74</text:p>
          </table:table-cell>
          <table:table-cell table:style-name="ce3" table:formula="of:=(128*[.B12]+[.F12])/1024" office:value-type="float" office:value="59.4847265625" calcext:value-type="float">
            <text:p>59.48</text:p>
          </table:table-cell>
          <table:table-cell office:value-type="float" office:value="29.86" calcext:value-type="float">
            <text:p>29.86</text:p>
          </table:table-cell>
          <table:table-cell office:value-type="float" office:value="15.04" calcext:value-type="float">
            <text:p>15.04</text:p>
          </table:table-cell>
          <table:table-cell office:value-type="float" office:value="3.93" calcext:value-type="float">
            <text:p>3.93</text:p>
          </table:table-cell>
          <table:table-cell office:value-type="float" office:value="0.69" calcext:value-type="float">
            <text:p>0.6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deeplabv3_mobilenet_v3_large</text:p>
          </table:table-cell>
          <table:table-cell office:value-type="float" office:value="61.8" calcext:value-type="float">
            <text:p>61.8</text:p>
          </table:table-cell>
          <table:table-cell office:value-type="float" office:value="123.53" calcext:value-type="float">
            <text:p>123.53</text:p>
          </table:table-cell>
          <table:table-cell office:value-type="float" office:value="247" calcext:value-type="float">
            <text:p>247</text:p>
          </table:table-cell>
          <table:table-cell office:value-type="float" office:value="11029328" calcext:value-type="float">
            <text:p>11029328</text:p>
          </table:table-cell>
          <table:table-cell office:value-type="float" office:value="42.07" calcext:value-type="float">
            <text:p>42.07</text:p>
          </table:table-cell>
          <table:table-cell office:value-type="float" office:value="103.87" calcext:value-type="float">
            <text:p>103.87</text:p>
          </table:table-cell>
          <table:table-cell table:formula="of:=[.B13]/224/224/2" office:value-type="float" office:value="0.000615832270408163" calcext:value-type="float">
            <text:p>0.000615832270408</text:p>
          </table:table-cell>
          <table:table-cell office:value-type="float" office:value="61.84" calcext:value-type="float">
            <text:p>61.84</text:p>
          </table:table-cell>
          <table:table-cell table:style-name="ce3" table:formula="of:=(256*[.B13]+[.F13])/1024" office:value-type="float" office:value="15.491083984375" calcext:value-type="float">
            <text:p>15.49</text:p>
          </table:table-cell>
          <table:table-cell table:style-name="ce3" table:formula="of:=(128*[.B13]+[.F13])/1024" office:value-type="float" office:value="7.766083984375" calcext:value-type="float">
            <text:p>7.77</text:p>
          </table:table-cell>
          <table:table-cell office:value-type="float" office:value="3.9" calcext:value-type="float">
            <text:p>3.9</text:p>
          </table:table-cell>
          <table:table-cell office:value-type="float" office:value="1.97" calcext:value-type="float">
            <text:p>1.97</text:p>
          </table:table-cell>
          <table:table-cell office:value-type="float" office:value="0.52" calcext:value-type="float">
            <text:p>0.52</text:p>
          </table:table-cell>
          <table:table-cell office:value-type="float" office:value="0.1" calcext:value-type="float">
            <text:p>0.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yolov5n</text:p>
          </table:table-cell>
          <table:table-cell table:number-columns-repeated="3"/>
          <table:table-cell office:value-type="float" office:value="1867405" calcext:value-type="float">
            <text:p>1867405</text:p>
          </table:table-cell>
          <table:table-cell table:number-columns-repeated="2" office:value-type="float" office:value="7.12" calcext:value-type="float">
            <text:p>7.12</text:p>
          </table:table-cell>
          <table:table-cell table:formula="of:=[.B14]/224/2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lov5s</text:p>
          </table:table-cell>
          <table:table-cell table:number-columns-repeated="3"/>
          <table:table-cell office:value-type="float" office:value="7225885" calcext:value-type="float">
            <text:p>7225885</text:p>
          </table:table-cell>
          <table:table-cell table:number-columns-repeated="2" office:value-type="float" office:value="27.56" calcext:value-type="float">
            <text:p>27.56</text:p>
          </table:table-cell>
          <table:table-cell table:formula="of:=[.B15]/224/2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lov5m</text:p>
          </table:table-cell>
          <table:table-cell table:number-columns-repeated="3"/>
          <table:table-cell office:value-type="float" office:value="21172173" calcext:value-type="float">
            <text:p>21172173</text:p>
          </table:table-cell>
          <table:table-cell table:number-columns-repeated="2" office:value-type="float" office:value="80.77" calcext:value-type="float">
            <text:p>80.77</text:p>
          </table:table-cell>
          <table:table-cell table:formula="of:=[.B16]/224/2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lov5l</text:p>
          </table:table-cell>
          <table:table-cell table:number-columns-repeated="3"/>
          <table:table-cell office:value-type="float" office:value="46533693" calcext:value-type="float">
            <text:p>46533693</text:p>
          </table:table-cell>
          <table:table-cell table:number-columns-repeated="2" office:value-type="float" office:value="177.51" calcext:value-type="float">
            <text:p>177.51</text:p>
          </table:table-cell>
          <table:table-cell table:formula="of:=[.B17]/224/224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yolov5x</text:p>
          </table:table-cell>
          <table:table-cell table:number-columns-repeated="3"/>
          <table:table-cell office:value-type="float" office:value="86705005" calcext:value-type="float">
            <text:p>86705005</text:p>
          </table:table-cell>
          <table:table-cell table:number-columns-repeated="2" office:value-type="float" office:value="330.75" calcext:value-type="float">
            <text:p>330.75</text:p>
          </table:table-cell>
          <table:table-cell table:formula="of:=[.B18]/224/224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e.g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GG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ye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padding</text:p>
          </table:table-cell>
          <table:table-cell office:value-type="string" calcext:value-type="string">
            <text:p>output</text:p>
          </table:table-cell>
          <table:table-cell table:number-columns-repeated="2" office:value-type="string" calcext:value-type="string">
            <text:p>Parameter #</text:p>
          </table:table-cell>
          <table:table-cell office:value-type="string" calcext:value-type="string">
            <text:p>Memor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224x224x3</text:p>
          </table:table-cell>
          <table:table-cell table:number-columns-repeated="3"/>
          <table:table-cell office:value-type="string" calcext:value-type="string">
            <text:p>224x224x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24x224x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v3-64</text:p>
          </table:table-cell>
          <table:table-cell office:value-type="string" calcext:value-type="string">
            <text:p>224x224x3</text:p>
          </table:table-cell>
          <table:table-cell office:value-type="string" calcext:value-type="string">
            <text:p>3x3x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4x224x64</text:p>
          </table:table-cell>
          <table:table-cell office:value-type="string" calcext:value-type="string">
            <text:p>3x3x3x64 (+ 64)(bias）</text:p>
          </table:table-cell>
          <table:table-cell office:value-type="string" calcext:value-type="string">
            <text:p>1728(1792)</text:p>
          </table:table-cell>
          <table:table-cell office:value-type="string" calcext:value-type="string">
            <text:p>224x224x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v3-64</text:p>
          </table:table-cell>
          <table:table-cell office:value-type="string" calcext:value-type="string">
            <text:p>224x224x64</text:p>
          </table:table-cell>
          <table:table-cell office:value-type="string" calcext:value-type="string">
            <text:p>3x3x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24x224x64</text:p>
          </table:table-cell>
          <table:table-cell office:value-type="string" calcext:value-type="string">
            <text:p>3x3x64x64 (+ 64)</text:p>
          </table:table-cell>
          <table:table-cell office:value-type="string" calcext:value-type="string">
            <text:p>36864(36928)</text:p>
          </table:table-cell>
          <table:table-cell office:value-type="string" calcext:value-type="string">
            <text:p>224x224x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Pool2</text:p>
          </table:table-cell>
          <table:table-cell office:value-type="string" calcext:value-type="string">
            <text:p>224x224x64</text:p>
          </table:table-cell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2x112x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12x112x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v3-128</text:p>
          </table:table-cell>
          <table:table-cell office:value-type="string" calcext:value-type="string">
            <text:p>112x112x64</text:p>
          </table:table-cell>
          <table:table-cell office:value-type="string" calcext:value-type="string">
            <text:p>3x3x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2x112x128</text:p>
          </table:table-cell>
          <table:table-cell office:value-type="string" calcext:value-type="string">
            <text:p>3x3x64x128 (+ 128)</text:p>
          </table:table-cell>
          <table:table-cell office:value-type="string" calcext:value-type="string">
            <text:p>73728(73856)</text:p>
          </table:table-cell>
          <table:table-cell office:value-type="string" calcext:value-type="string">
            <text:p>112x112x1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v3-128</text:p>
          </table:table-cell>
          <table:table-cell office:value-type="string" calcext:value-type="string">
            <text:p>112x112x128</text:p>
          </table:table-cell>
          <table:table-cell office:value-type="string" calcext:value-type="string">
            <text:p>3x3x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12x112x128</text:p>
          </table:table-cell>
          <table:table-cell office:value-type="string" calcext:value-type="string">
            <text:p>3x3x128x128 (+ 128)</text:p>
          </table:table-cell>
          <table:table-cell office:value-type="string" calcext:value-type="string">
            <text:p>147456(147584)</text:p>
          </table:table-cell>
          <table:table-cell office:value-type="string" calcext:value-type="string">
            <text:p>112x112x1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Pool2</text:p>
          </table:table-cell>
          <table:table-cell office:value-type="string" calcext:value-type="string">
            <text:p>112x112x128</text:p>
          </table:table-cell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x56x12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56x56x1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v3-256</text:p>
          </table:table-cell>
          <table:table-cell office:value-type="string" calcext:value-type="string">
            <text:p>56x56x128</text:p>
          </table:table-cell>
          <table:table-cell office:value-type="string" calcext:value-type="string">
            <text:p>3x3x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6x56x256</text:p>
          </table:table-cell>
          <table:table-cell office:value-type="string" calcext:value-type="string">
            <text:p>3x3x128x256 (+ 256)</text:p>
          </table:table-cell>
          <table:table-cell office:value-type="string" calcext:value-type="string">
            <text:p>294912(295168)</text:p>
          </table:table-cell>
          <table:table-cell office:value-type="string" calcext:value-type="string">
            <text:p>56x56x2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v3-256</text:p>
          </table:table-cell>
          <table:table-cell office:value-type="string" calcext:value-type="string">
            <text:p>56x56x256</text:p>
          </table:table-cell>
          <table:table-cell office:value-type="string" calcext:value-type="string">
            <text:p>3x3x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6x56x256</text:p>
          </table:table-cell>
          <table:table-cell office:value-type="string" calcext:value-type="string">
            <text:p>3x3x256x256 (+ 256)</text:p>
          </table:table-cell>
          <table:table-cell office:value-type="string" calcext:value-type="string">
            <text:p>589824(590080)</text:p>
          </table:table-cell>
          <table:table-cell office:value-type="string" calcext:value-type="string">
            <text:p>56x56x2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v3-256</text:p>
          </table:table-cell>
          <table:table-cell office:value-type="string" calcext:value-type="string">
            <text:p>56x56x256</text:p>
          </table:table-cell>
          <table:table-cell office:value-type="string" calcext:value-type="string">
            <text:p>3x3x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6x56x256</text:p>
          </table:table-cell>
          <table:table-cell office:value-type="string" calcext:value-type="string">
            <text:p>3x3x256x256 (+ 256)</text:p>
          </table:table-cell>
          <table:table-cell office:value-type="string" calcext:value-type="string">
            <text:p>589824(590080)</text:p>
          </table:table-cell>
          <table:table-cell office:value-type="string" calcext:value-type="string">
            <text:p>56x56x2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Pool2</text:p>
          </table:table-cell>
          <table:table-cell office:value-type="string" calcext:value-type="string">
            <text:p>56x56x256</text:p>
          </table:table-cell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8x28x25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8x28x2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v3-512</text:p>
          </table:table-cell>
          <table:table-cell office:value-type="string" calcext:value-type="string">
            <text:p>28x28x256</text:p>
          </table:table-cell>
          <table:table-cell office:value-type="string" calcext:value-type="string">
            <text:p>3x3x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x28x512</text:p>
          </table:table-cell>
          <table:table-cell office:value-type="string" calcext:value-type="string">
            <text:p>3x3x256x512 (+ 512)</text:p>
          </table:table-cell>
          <table:table-cell office:value-type="string" calcext:value-type="string">
            <text:p>1179648(1180160)</text:p>
          </table:table-cell>
          <table:table-cell office:value-type="string" calcext:value-type="string">
            <text:p>28x28x5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v3-512</text:p>
          </table:table-cell>
          <table:table-cell office:value-type="string" calcext:value-type="string">
            <text:p>28x28x512</text:p>
          </table:table-cell>
          <table:table-cell office:value-type="string" calcext:value-type="string">
            <text:p>3x3x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x28x512</text:p>
          </table:table-cell>
          <table:table-cell office:value-type="string" calcext:value-type="string">
            <text:p>3x3x512x512 (+ 512)</text:p>
          </table:table-cell>
          <table:table-cell office:value-type="string" calcext:value-type="string">
            <text:p>2359296(2359808)</text:p>
          </table:table-cell>
          <table:table-cell office:value-type="string" calcext:value-type="string">
            <text:p>28x28x5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v3-512</text:p>
          </table:table-cell>
          <table:table-cell office:value-type="string" calcext:value-type="string">
            <text:p>28x28x512</text:p>
          </table:table-cell>
          <table:table-cell office:value-type="string" calcext:value-type="string">
            <text:p>3x3x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28x28x512</text:p>
          </table:table-cell>
          <table:table-cell office:value-type="string" calcext:value-type="string">
            <text:p>3x3x512x512 (+ 512)</text:p>
          </table:table-cell>
          <table:table-cell office:value-type="string" calcext:value-type="string">
            <text:p>2359296(2359808)</text:p>
          </table:table-cell>
          <table:table-cell office:value-type="string" calcext:value-type="string">
            <text:p>28x28x5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Pool2</text:p>
          </table:table-cell>
          <table:table-cell office:value-type="string" calcext:value-type="string">
            <text:p>28x28x512</text:p>
          </table:table-cell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x14x5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x14x5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v3-512</text:p>
          </table:table-cell>
          <table:table-cell office:value-type="string" calcext:value-type="string">
            <text:p>14x14x512</text:p>
          </table:table-cell>
          <table:table-cell office:value-type="string" calcext:value-type="string">
            <text:p>3x3x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x14x512</text:p>
          </table:table-cell>
          <table:table-cell office:value-type="string" calcext:value-type="string">
            <text:p>3x3x512x512 (+ 512)</text:p>
          </table:table-cell>
          <table:table-cell office:value-type="string" calcext:value-type="string">
            <text:p>2359296(2359808)</text:p>
          </table:table-cell>
          <table:table-cell office:value-type="string" calcext:value-type="string">
            <text:p>14x14x5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v3-512</text:p>
          </table:table-cell>
          <table:table-cell office:value-type="string" calcext:value-type="string">
            <text:p>14x14x512</text:p>
          </table:table-cell>
          <table:table-cell office:value-type="string" calcext:value-type="string">
            <text:p>3x3x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x14x512</text:p>
          </table:table-cell>
          <table:table-cell office:value-type="string" calcext:value-type="string">
            <text:p>3x3x512x512 (+ 512)</text:p>
          </table:table-cell>
          <table:table-cell office:value-type="string" calcext:value-type="string">
            <text:p>2359296(2359808)</text:p>
          </table:table-cell>
          <table:table-cell office:value-type="string" calcext:value-type="string">
            <text:p>14x14x5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nv3-512</text:p>
          </table:table-cell>
          <table:table-cell office:value-type="string" calcext:value-type="string">
            <text:p>14x14x512</text:p>
          </table:table-cell>
          <table:table-cell office:value-type="string" calcext:value-type="string">
            <text:p>3x3x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4x14x512</text:p>
          </table:table-cell>
          <table:table-cell office:value-type="string" calcext:value-type="string">
            <text:p>3x3x512x512 (+ 512)</text:p>
          </table:table-cell>
          <table:table-cell office:value-type="string" calcext:value-type="string">
            <text:p>2359296(2359808)</text:p>
          </table:table-cell>
          <table:table-cell office:value-type="string" calcext:value-type="string">
            <text:p>14x14x5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xPool2</text:p>
          </table:table-cell>
          <table:table-cell office:value-type="string" calcext:value-type="string">
            <text:p>14x14x512</text:p>
          </table:table-cell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x7x5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7x7x51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C1</text:p>
          </table:table-cell>
          <table:table-cell office:value-type="string" calcext:value-type="string">
            <text:p>7x7x51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office:value-type="string" calcext:value-type="string">
            <text:p>7x7x512x4096 (+ 4096)</text:p>
          </table:table-cell>
          <table:table-cell office:value-type="string" calcext:value-type="string">
            <text:p>102760448(102764544)</text:p>
          </table:table-cell>
          <table:table-cell office:value-type="float" office:value="4096" calcext:value-type="float">
            <text:p>40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C2</text:p>
          </table:table-cell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office:value-type="string" calcext:value-type="string">
            <text:p>4096*4096 (+ 4096)</text:p>
          </table:table-cell>
          <table:table-cell office:value-type="string" calcext:value-type="string">
            <text:p>16777216(16781312)</text:p>
          </table:table-cell>
          <table:table-cell office:value-type="float" office:value="4096" calcext:value-type="float">
            <text:p>409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C3</text:p>
          </table:table-cell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4096*1000 (+ 1000)</text:p>
          </table:table-cell>
          <table:table-cell office:value-type="string" calcext:value-type="string">
            <text:p>4096000(4097000)</text:p>
          </table:table-cell>
          <table:table-cell office:value-type="float" office:value="1000" calcext:value-type="float">
            <text:p>100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put: (/image)</text:p>
          </table:table-cell>
          <table:table-cell office:value-type="string" calcext:value-type="string">
            <text:p>2*15237608×4/1024/1024=58.12M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138344128×4/1024/1024=527.74MB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2T12:11:04.589518174</dc:date>
    <meta:editing-duration>PT37M11S</meta:editing-duration>
    <meta:editing-cycles>4</meta:editing-cycles>
    <meta:generator>LibreOffice/6.4.7.2$Linux_X86_64 LibreOffice_project/40$Build-2</meta:generator>
    <meta:document-statistic meta:table-count="1" meta:cell-count="415" meta:object-count="0"/>
  </office:meta>
</office:document-meta>
</file>